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42ab" officeooo:paragraph-rsid="000042ab"/>
    </style:style>
    <style:style style:name="P2" style:family="paragraph" style:parent-style-name="Preformatted_20_Text">
      <style:text-properties officeooo:rsid="0001ed09" officeooo:paragraph-rsid="0001ed09"/>
    </style:style>
    <style:style style:name="P3" style:family="paragraph" style:parent-style-name="Preformatted_20_Text">
      <style:text-properties officeooo:rsid="00042653" officeooo:paragraph-rsid="00042653"/>
    </style:style>
    <style:style style:name="P4" style:family="paragraph" style:parent-style-name="Preformatted_20_Text">
      <style:text-properties officeooo:rsid="00054976" officeooo:paragraph-rsid="00054976"/>
    </style:style>
    <style:style style:name="T1" style:family="text">
      <style:text-properties officeooo:rsid="00005f68"/>
    </style:style>
    <style:style style:name="T2" style:family="text">
      <style:text-properties officeooo:rsid="000372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CS293 Project 11 Design Document - Shaun Howard (smh150)</text:p>
      <text:p text:style-name="P1"/>
      <text:p text:style-name="P1">Given the assignment document, I have developed the following design for the</text:p>
      <text:p text:style-name="P1">filter system.</text:p>
      <text:p text:style-name="P1"/>
      <text:p text:style-name="P2">A Filter is a generic interface with two type parameters, A and B.</text:p>
      <text:p text:style-name="P2">A must extend a comparable class in order to be compared during filtering.</text:p>
      <text:p text:style-name="P2">The filter can be reset with a given value of type A.</text:p>
      <text:p text:style-name="P2">The following are the method signatures of the Filter interface: </text:p>
      <text:p text:style-name="P2"></text:p>
      <text:p text:style-name="P2"><text:s text:c="4"/>/**</text:p>
      <text:p text:style-name="P2"><text:s text:c="5"/>* Filters the input value of type A based on the filter type.</text:p>
      <text:p text:style-name="P2"><text:s text:c="5"/>*</text:p>
      <text:p text:style-name="P2"><text:s text:c="5"/>* @param value - the value to filter</text:p>
      <text:p text:style-name="P2"><text:s text:c="5"/>* @return the filtered value of type B</text:p>
      <text:p text:style-name="P2"><text:s text:c="5"/>*/</text:p>
      <text:p text:style-name="P2"><text:s text:c="4"/>public B filter(A value);</text:p>
      <text:p text:style-name="P2"></text:p>
      <text:p text:style-name="P2"><text:s text:c="4"/>/**</text:p>
      <text:p text:style-name="P2"><text:s text:c="5"/>* Resets the filter with the input value.</text:p>
      <text:p text:style-name="P2"><text:s text:c="5"/>*</text:p>
      <text:p text:style-name="P2"><text:s text:c="5"/>* @param value - the value to reset the filter with</text:p>
      <text:p text:style-name="P2"><text:s text:c="5"/>*/</text:p>
      <text:p text:style-name="P2"><text:s text:c="4"/>public void reset(A value);</text:p>
      <text:p text:style-name="P2"/>
      <text:p text:style-name="P3">An IdentityFilter is a generic class with one type parameter that returns the value input without modification. The output value has the same type as the input type.</text:p>
      <text:p text:style-name="P4">The following is pseudo-code for the IdentityFilter class.</text:p>
      <text:p text:style-name="P3"></text:p>
      <text:p text:style-name="P3"><text:s text:c="4"/>/**</text:p>
      <text:p text:style-name="P3"><text:s text:c="5"/>* Filters by returning the identity of the input.</text:p>
      <text:p text:style-name="P3"><text:s text:c="5"/>*</text:p>
      <text:p text:style-name="P3"><text:s text:c="5"/>* @param value - the value to filter</text:p>
      <text:p text:style-name="P3"><text:s text:c="5"/>* @return the identity of the value</text:p>
      <text:p text:style-name="P3"><text:s text:c="5"/>*/</text:p>
      <text:p text:style-name="P3"><text:s text:c="4"/>public A filter(A value){</text:p>
      <text:p text:style-name="P3"><text:s text:c="8"/>check that value is not null</text:p>
      <text:p text:style-name="P3"><text:s text:c="8"/>return value</text:p>
      <text:p text:style-name="P3"><text:s text:c="4"/>}</text:p>
      <text:p text:style-name="P1"/>
      <text:p text:style-name="P1">A ScalarFilter is an interface <text:span text:style-name="T2">that only handles double-precision floating point numbers, so it is not generic</text:span>.</text:p>
      <text:p text:style-name="P1"></text:p>
      <text:p text:style-name="P1">A <text:span text:style-name="T1">S</text:span>calar<text:span text:style-name="T1">F</text:span>ilter is a filter that maintains a previously calculated double value</text:p>
      <text:p text:style-name="P1">and appends an input double value to that value in order to calculate the output</text:p>
      <text:p text:style-name="P1">desired for the implementing filter. The filter can be reset with a given value</text:p>
      <text:p text:style-name="P1">of type double.</text:p>
      <text:p text:style-name="P1"></text:p>
      <text:p text:style-name="P1"><text:s text:c="4"/>/**</text:p>
      <text:p text:style-name="P1"><text:s text:c="5"/>* Filters the input value based on the previous input.</text:p>
      <text:p text:style-name="P1"><text:s text:c="5"/>* Returns the filtered value.</text:p>
      <text:p text:style-name="P1"><text:s text:c="5"/>*</text:p>
      <text:p text:style-name="P1"><text:s text:c="5"/>* @param value - the value to filter</text:p>
      <text:p text:style-name="P1"><text:s text:c="5"/>* @return the filtered value</text:p>
      <text:p text:style-name="P1"><text:s text:c="5"/>*/</text:p>
      <text:p text:style-name="P1"><text:s text:c="4"/>public double filter(double value);</text:p>
      <text:p text:style-name="P1"></text:p>
      <text:p text:style-name="P1"><text:s text:c="4"/>/**</text:p>
      <text:p text:style-name="P1"><text:s text:c="5"/>* Resets the filter with the input value.</text:p>
      <text:p text:style-name="P1"><text:soft-page-break/><text:s text:c="5"/>*</text:p>
      <text:p text:style-name="P1"><text:s text:c="5"/>* @param value - the value to reset the filter with</text:p>
      <text:p text:style-name="P1"><text:s text:c="5"/>*/</text:p>
      <text:p text:style-name="P1"><text:s text:c="4"/>public void reset(double value);</text:p>
      <text:p text:style-name="P1"/>
      <text:p text:style-name="P1">Filter - which will have generic input and output types</text:p>
      <text:p text:style-name="P1">A filter repeatedly takes an input value and returns an output value. A filter also has an optional reset operation that is the</text:p>
      <text:p text:style-name="P1">same type as the input value.</text:p>
      <text:p text:style-name="P1"/>
      <text:p text:style-name="P1">Scalar Filter - which is a type of Filter</text:p>
      <text:p text:style-name="P1">Multiplies the input value by a given scalar value which results in the output value.</text:p>
      <text:p text:style-name="P1"/>
      <text:p text:style-name="P1">Identity Filter - which is a type of Scalar Filter with scale 1</text:p>
      <text:p text:style-name="P1">This multiplies the input value by a unit scalar which results</text:p>
      <text:p text:style-name="P1">in an output value the same as the input value.</text:p>
      <text:p text:style-name="P1"/>
      <text:p text:style-name="P1">Max Filter N - which is a type of Scalar Filter that has a maximum determined by a Comparator and utilizes reset operation.</text:p>
      <text:p text:style-name="P1">This returns the max value of the last N values (or less if &lt; N</text:p>
      <text:p text:style-name="P1">values are available since the beginning or the last reset).</text:p>
      <text:p text:style-name="P1"/>
      <text:p text:style-name="P1">Max Filter - which is a type of Max Filter N with N as infinity</text:p>
      <text:p text:style-name="P1">This returns the max value since the beginning or the last reset,</text:p>
      <text:p text:style-name="P1">whichever occurred most recently.</text:p>
      <text:p text:style-name="P1"/>
      <text:p text:style-name="P1">Min Filter N - which is a type of Scalar Filter that has a minimum determined by a Comparator and utilizes reset operation.</text:p>
      <text:p text:style-name="P1">This returns the min value of the last N values (or less if &lt; N</text:p>
      <text:p text:style-name="P1">values are available since the beginning or the last reset).</text:p>
      <text:p text:style-name="P1"/>
      <text:p text:style-name="P1">Min Filter - which is a type of Min Filter N with N as infinity</text:p>
      <text:p text:style-name="P1">This returns the min value since the beginning or the last reset,</text:p>
      <text:p text:style-name="P1">whichever occurred most recently.</text:p>
      <text:p text:style-name="P1"/>
      <text:p text:style-name="P1">Averaging Filter N - which is a type of Scalar Filter that gets the average of input and utilizes reset operation.</text:p>
      <text:p text:style-name="P1">This returns the average value of the last N values (or less if &lt; N values are available since the beginning or the last reset).</text:p>
      <text:p text:style-name="P1"/>
      <text:p text:style-name="P1">Averaging Filter - which is a type of Averaging Filter N with N as infinity</text:p>
      <text:p text:style-name="P1">This returns the average value since the beginning or the last reset, whichever occurred most recently.</text:p>
      <text:p text:style-name="P1"/>
      <text:p text:style-name="P1">Scalar Linear Filter - which is a type of Filter and utilizes reset operation</text:p>
      <text:p text:style-name="P1">FIR Filter - which is a type of Scalar Linear Filter</text:p>
      <text:p text:style-name="P1">Gain Filter - which is a type of FIR Filter</text:p>
      <text:p text:style-name="P1">Binomial Filter - which is a type of FIR Filter</text:p>
      <text:p text:style-name="P1">Filter Cascade - which is a type of Filter that takes multiple Filters but does not support the reset operation.</text:p>
      <text:p text:style-name="P1">Filters in the filter cascade can, however, be reset individually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2T12:09:33.026207274</dc:date>
    <meta:generator>LibreOffice/4.2.6.3$Linux_X86_64 LibreOffice_project/420m0$Build-3</meta:generator>
    <meta:editing-duration>PT8M26S</meta:editing-duration>
    <meta:editing-cycles>7</meta:editing-cycles>
    <meta:document-statistic meta:table-count="0" meta:image-count="0" meta:object-count="0" meta:page-count="2" meta:paragraph-count="87" meta:word-count="738" meta:character-count="4163" meta:non-whitespace-character-count="3275"/>
  </office:meta>
</office:document-meta>
</file>